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Liberation Sans" officeooo:rsid="000178ea" officeooo:paragraph-rsid="000178ea"/>
    </style:style>
    <style:style style:name="P2" style:family="paragraph" style:parent-style-name="Standard" style:list-style-name="L1">
      <style:text-properties style:font-name="Liberation Sans" officeooo:rsid="000178ea" officeooo:paragraph-rsid="000178ea"/>
    </style:style>
    <style:style style:name="P3" style:family="paragraph" style:parent-style-name="Standard">
      <style:text-properties style:font-name="Liberation Sans" fo:font-size="11pt" officeooo:paragraph-rsid="000178ea" style:font-size-asian="11pt" style:font-size-complex="11pt"/>
    </style:style>
    <style:style style:name="P4" style:family="paragraph" style:parent-style-name="Standard" style:list-style-name="L1">
      <style:text-properties style:font-name="Liberation Sans" officeooo:paragraph-rsid="000178ea"/>
    </style:style>
    <style:style style:name="P5" style:family="paragraph" style:parent-style-name="Standard">
      <style:text-properties style:font-name="Liberation Sans" style:text-underline-style="solid" style:text-underline-width="auto" style:text-underline-color="font-color" officeooo:rsid="000178ea" officeooo:paragraph-rsid="000178ea"/>
    </style:style>
    <style:style style:name="P6" style:family="paragraph" style:parent-style-name="Standard">
      <style:paragraph-properties fo:margin-left="0in" fo:margin-right="0in" fo:text-indent="0in" style:auto-text-indent="false"/>
      <style:text-properties style:font-name="Liberation Sans" fo:font-size="11pt" officeooo:rsid="000178ea" officeooo:paragraph-rsid="000178ea" style:font-size-asian="11pt" style:font-size-complex="11pt"/>
    </style:style>
    <style:style style:name="P7" style:family="paragraph" style:parent-style-name="Standard">
      <style:paragraph-properties fo:margin-left="0in" fo:margin-right="0in" fo:text-indent="0in" style:auto-text-indent="false"/>
      <style:text-properties style:font-name="Liberation Sans" fo:font-size="12pt" officeooo:rsid="000178ea" officeooo:paragraph-rsid="000178ea" style:font-size-asian="12pt" style:font-size-complex="12pt"/>
    </style:style>
    <style:style style:name="P8" style:family="paragraph" style:parent-style-name="Standard">
      <loext:graphic-properties draw:fill="none"/>
      <style:paragraph-properties fo:margin-left="1.3in" fo:margin-right="1.3in" fo:text-indent="0in" style:auto-text-indent="false"/>
      <style:text-properties fo:color="#000000" style:font-name="Liberation Sans" fo:font-size="9pt" fo:font-style="italic" fo:font-weight="normal" officeooo:paragraph-rsid="000178ea" fo:background-color="transparent" style:font-size-asian="9pt" style:font-style-asian="italic" style:font-weight-asian="normal" style:font-size-complex="9pt" style:font-style-complex="italic" style:font-weight-complex="normal"/>
    </style:style>
    <style:style style:name="P9" style:family="paragraph" style:parent-style-name="Standard">
      <loext:graphic-properties draw:fill="none"/>
      <style:paragraph-properties fo:margin-left="1.3in" fo:margin-right="1.3in" fo:text-indent="0in" style:auto-text-indent="false"/>
      <style:text-properties fo:color="#000000" style:font-name="Liberation Sans" fo:font-size="9pt" fo:font-style="italic" fo:font-weight="normal" officeooo:rsid="000178ea" officeooo:paragraph-rsid="000178ea" fo:background-color="transparent" style:font-size-asian="9pt" style:font-style-asian="italic" style:font-weight-asian="normal" style:font-size-complex="9pt" style:font-style-complex="italic" style:font-weight-complex="normal"/>
    </style:style>
    <style:style style:name="P10" style:family="paragraph" style:parent-style-name="Standard">
      <loext:graphic-properties draw:fill="none"/>
      <style:paragraph-properties fo:margin-left="1.3in" fo:margin-right="1.3in" fo:text-indent="0in" style:auto-text-indent="false"/>
      <style:text-properties fo:color="#3333ff" style:font-name="Liberation Sans" fo:font-size="9pt" fo:font-style="italic" fo:font-weight="normal" officeooo:paragraph-rsid="000178ea" fo:background-color="transparent" style:font-size-asian="9pt" style:font-style-asian="italic" style:font-weight-asian="normal" style:font-size-complex="9pt" style:font-style-complex="italic" style:font-weight-complex="normal"/>
    </style:style>
    <style:style style:name="P11" style:family="paragraph" style:parent-style-name="Standard" style:list-style-name="L1" style:master-page-name="">
      <loext:graphic-properties draw:fill="none"/>
      <style:paragraph-properties fo:margin-left="1.3in" fo:margin-right="1.3in" fo:text-indent="0in" style:auto-text-indent="false" style:page-number="auto"/>
      <style:text-properties fo:color="#3333ff" style:font-name="Liberation Sans" fo:font-size="11pt" fo:font-style="italic" fo:font-weight="normal" officeooo:paragraph-rsid="0001afe5" fo:background-color="transparent" style:font-size-asian="11pt" style:font-style-asian="italic" style:font-weight-asian="normal" style:font-size-complex="11pt" style:font-style-complex="italic" style:font-weight-complex="normal"/>
    </style:style>
    <style:style style:name="P12" style:family="paragraph" style:parent-style-name="Standard" style:list-style-name="L3" style:master-page-name="">
      <loext:graphic-properties draw:fill="none"/>
      <style:paragraph-properties fo:margin-left="0.5in" fo:margin-right="0in" fo:text-indent="-0.25in" style:auto-text-indent="false" style:page-number="auto"/>
      <style:text-properties officeooo:paragraph-rsid="000178ea"/>
    </style:style>
    <style:style style:name="P13" style:family="paragraph" style:parent-style-name="Standard" style:list-style-name="L2" style:master-page-name="">
      <loext:graphic-properties draw:fill="none"/>
      <style:paragraph-properties fo:margin-left="0.5in" fo:margin-right="0in" fo:text-indent="-0.25in" style:auto-text-indent="false" style:page-number="auto"/>
      <style:text-properties fo:font-size="12pt" officeooo:paragraph-rsid="000178ea" style:font-size-asian="12pt" style:font-size-complex="12pt"/>
    </style:style>
    <style:style style:name="P14" style:family="paragraph" style:parent-style-name="Standard">
      <loext:graphic-properties draw:fill="none"/>
      <style:paragraph-properties fo:margin-left="0.5in" fo:margin-right="0in" fo:text-indent="-0.25in" style:auto-text-indent="false"/>
      <style:text-properties style:font-name="Liberation Sans" fo:font-size="12pt" officeooo:rsid="000178ea" officeooo:paragraph-rsid="000178ea" style:font-size-asian="12pt" style:font-size-complex="12pt"/>
    </style:style>
    <style:style style:name="P15" style:family="paragraph" style:parent-style-name="Standard" style:master-page-name="">
      <loext:graphic-properties draw:fill="none"/>
      <style:paragraph-properties fo:margin-left="0.9799in" fo:margin-right="0in" fo:text-indent="0in" style:auto-text-indent="false" style:page-number="auto"/>
      <style:text-properties style:font-name="Liberation Sans" fo:font-size="12pt" officeooo:rsid="000178ea" officeooo:paragraph-rsid="000178ea" style:font-size-asian="12pt" style:font-size-complex="12pt"/>
    </style:style>
    <style:style style:name="P16" style:family="paragraph" style:parent-style-name="Standard">
      <loext:graphic-properties draw:fill="none"/>
      <style:paragraph-properties fo:margin-left="0.9799in" fo:margin-right="0in" fo:text-indent="0in" style:auto-text-indent="false"/>
      <style:text-properties style:font-name="Liberation Sans" fo:font-size="12pt" officeooo:rsid="000178ea" officeooo:paragraph-rsid="000178ea" style:font-size-asian="12pt" style:font-size-complex="12pt"/>
    </style:style>
    <style:style style:name="P17" style:family="paragraph" style:parent-style-name="Standard">
      <loext:graphic-properties draw:fill="none"/>
      <style:paragraph-properties fo:margin-left="0.9799in" fo:margin-right="0in" fo:text-indent="0in" style:auto-text-indent="false"/>
      <style:text-properties style:font-name="Liberation Sans" fo:font-size="12pt" officeooo:rsid="000178ea" officeooo:paragraph-rsid="0001afe5" style:font-size-asian="12pt" style:font-size-complex="12pt"/>
    </style:style>
    <style:style style:name="P18" style:family="paragraph" style:parent-style-name="Standard">
      <loext:graphic-properties draw:fill="none"/>
      <style:paragraph-properties fo:margin-left="0.9799in" fo:margin-right="0in" fo:text-indent="0in" style:auto-text-indent="false"/>
      <style:text-properties style:font-name="Liberation Sans" fo:font-size="12pt" officeooo:rsid="0001afe5" officeooo:paragraph-rsid="0001afe5" style:font-size-asian="12pt" style:font-size-complex="12pt"/>
    </style:style>
    <style:style style:name="T1" style:family="text">
      <style:text-properties officeooo:rsid="000178ea"/>
    </style:style>
    <style:style style:name="T2" style:family="text">
      <style:text-properties officeooo:rsid="0001afe5"/>
    </style:style>
    <style:style style:name="T3" style:family="text">
      <style:text-properties style:text-underline-style="solid" style:text-underline-width="auto" style:text-underline-color="font-color"/>
    </style:style>
    <style:style style:name="T4" style:family="text">
      <style:text-properties style:font-name="Liberation Sans" officeooo:rsid="000178ea"/>
    </style:style>
    <style:style style:name="T5" style:family="text">
      <style:text-properties style:font-name="Liberation Sans" fo:font-size="12pt" officeooo:rsid="000178ea" style:font-size-asian="12pt" style:font-size-complex="12pt"/>
    </style:style>
    <style:style style:name="T6" style:family="text">
      <style:text-properties fo:background-color="#ffff99" loext:char-shading-value="0"/>
    </style:style>
    <style:style style:name="T7" style:family="text">
      <style:text-properties fo:background-color="#ffff66" loext:char-shading-value="0"/>
    </style:style>
    <style:style style:name="T8" style:family="text">
      <style:text-properties officeooo:rsid="0001afe5" fo:background-color="#ffff66"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2">Rufbereitschaft</text:span> auf einen Blick:</text:p>
      <text:p text:style-name="P1"/>
      <text:p text:style-name="P1">Telefon/Mail:</text:p>
      <text:p text:style-name="P1"/>
      <text:list xml:id="list747093995089507790" text:style-name="L1">
        <text:list-item>
          <text:p text:style-name="P2">Immer alle Daten so detailliert wie möglich erfragen, vor allem eine Telefonnummer, unter der der Kunde direkt nochmal zur eventuell nötigen Rücksprache zu erreichen ist!</text:p>
          <text:p text:style-name="P2">Eventuelle Unklarheiten lassen sich dann im unmittelbaren Nachgang nochmal klären.</text:p>
          <text:p text:style-name="P2"/>
          <text:p text:style-name="P2">Am Telefon die Prio mit dem Kunden klären: Sehr hoch (1), <text:span text:style-name="T2">schnellstmöglich</text:span> (2) oder standard (3).</text:p>
          <text:p text:style-name="P4"><text:span text:style-name="T1">Siehe Schulungsunterlagen unter Punkt “SLA-Priority”:</text:span></text:p>
        </text:list-item>
      </text:list>
      <text:p text:style-name="P3"/>
      <text:list xml:id="list130156962185396" text:continue-numbering="true" text:style-name="L1">
        <text:list-header>
          <text:p text:style-name="P11">(SLA-Priority)</text:p>
        </text:list-header>
      </text:list>
      <text:p text:style-name="P10">1 sehr dringend</text:p>
      <text:p text:style-name="P8">mit Priorität 1 bitte sehr sensibel umgehen. Sehr dringend bedeutet, dass ein Kunde zum Beispiel einen Systemausfall meldet oder für Ihn sehr wichtige Funktionen nicht mehr verfügbar sind. Hierunter fällt z.B. nicht, wenn ein Telefon nicht mehr funktioniert, jedoch schnellstmöglich ein Austausch gewünscht wird. Service Calls die dieses Priorität erhalten, werden bei den nachfolgenden Bereichen durch eine „rote“ Kennzeichnung hervorgehoben damit sie dann vor allen anderen bearbeitet werden können.</text:p>
      <text:p text:style-name="P8"><text:span text:style-name="T3">Achtung:</text:span> sollte für das Service Call Center ein Fall nicht eindeutig identifizierbar sein, so ist im Zweifelsfall immer die höhere Priorität auszuwählen. </text:p>
      <text:p text:style-name="P8"/>
      <text:p text:style-name="P10">2 schnellstmöglich</text:p>
      <text:p text:style-name="P8">Mit schnellstmöglich sind alle Störungen zu kennzeichnen, bei denen der Kunde ausdrücklich eine kurzfristige Durchführung von Aktivitäten wünscht. </text:p>
      <text:p text:style-name="P8"/>
      <text:p text:style-name="P10">3 Standard </text:p>
      <text:p text:style-name="P9">für Störungen , wenn vom Kunden nicht ausdrücklich etwas anderes gewünscht wird</text:p>
      <text:p text:style-name="P6"/>
      <text:list xml:id="list3358984841676793313" text:style-name="L2">
        <text:list-item>
          <text:p text:style-name="P13"><text:span text:style-name="T4">Ticket im Omnitracker eröffnen.</text:span></text:p>
        </text:list-item>
      </text:list>
      <text:p text:style-name="P7"/>
      <text:p text:style-name="P7"/>
      <text:list xml:id="list8303447965064848764" text:style-name="L3">
        <text:list-item>
          <text:p text:style-name="P12"><text:span text:style-name="T5">Ob im Anschluss eine Rufbereitschaft aktiviert wird, entscheidet sich:</text:span></text:p>
        </text:list-item>
      </text:list>
      <text:p text:style-name="P14"/>
      <text:p text:style-name="P15">a) nach <text:span text:style-name="T2">der Uhrzeit / </text:span>dem <text:span text:style-name="T7">SLA ( = Service Level Agreement = Vertrag über Bereitschaftszeiten</text:span>), der im Reiter “SLA” des Tickets zu finden ist. </text:p>
      <text:p text:style-name="P18">Die hier hinterlegten Uhrzeiten geben an, in welchem Zeitfenster Störungen des Kunden von Damovo bearbeitet werden.</text:p>
      <text:p text:style-name="P16"/>
      <text:p text:style-name="P16">b) nach der Priorität. Standardmäßig werden, wenn die Meldezeit vom SLA abgedeckt <text:span text:style-name="T2">und keine weitere Anweisung vorhanden</text:span> ist, <text:span text:style-name="T7">Prio 1 und Prio 2 Tickets</text:span> an die Rufbereitschaft weitergegeben.</text:p>
      <text:p text:style-name="P16"/>
      <text:p text:style-name="P17">Beispiel: </text:p>
      <text:p text:style-name="P17">Kunde eröffnet, telefonisch oder per Mail, um 19:00 ein Ticket mit hoher Priorität (Prio 2, z.B. mehrere Nebenstellen ausgefallen) und der Kunde hat einen SLA 5x8 8:00-16:00. Hier würde ein Ticket angelegt, aber keine Bereitschaft informiert, da die Zeiten nicht vom SLA abgedeckt sind. </text:p>
      <text:p text:style-name="P16">Wünscht der Kunde einen Bereitschaftseinsatz, kann ein solcher auf Kundenwunsch ausgelöst werden, wäre aber kostenpflichtig. Dies ist mit dem <text:soft-page-break/>Kunden ausdrücklich zu klären und im Ticket als “Comment” zu vermerken!</text:p>
      <text:p text:style-name="P16"/>
      <text:p text:style-name="P16">Beispiel 2: Kunde eröffnet ein Ticket mit Prio 2, hat im Reiter SLA hinterlegt “7x24 0:00-24:00”. Dieser Kunde hat dementsprechend eine Vereinbarung mit permanenter Rufbereitschaft abgeschlossen, bei Prio 1 und 2 würde also immer die Rufbereitschaft informiert.</text:p>
      <text:p text:style-name="P16"/>
      <text:p text:style-name="P16">Die meisten Kunden haben im Reiter “Details” eine Extra Info (roter Button “<text:span text:style-name="T7">CC-Info</text:span>”, <text:s/>erscheint erst nach dem Abspeichern des Tickets) hinterlegt, in der das nochmal ausdrücklich und mit eventuellen Abweichungen beschrieben ist. <text:span text:style-name="T8">Infos dort haben im Zweifelsfall oder wenn sie vom Standardprocedere abweichen, Vorrang</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5T12:32:05.583495701</meta:creation-date>
    <dc:date>2015-08-25T13:01:55.758933419</dc:date>
    <meta:editing-duration>PT12M12S</meta:editing-duration>
    <meta:editing-cycles>1</meta:editing-cycles>
    <meta:document-statistic meta:table-count="0" meta:image-count="0" meta:object-count="0" meta:page-count="2" meta:paragraph-count="25" meta:word-count="436" meta:character-count="3029" meta:non-whitespace-character-count="2618"/>
    <meta:generator>LibreOffice/4.4.4.3$Linux_x86 LibreOffice_project/40m0$Build-3</meta:generator>
  </office:meta>
</office:document-meta>
</file>